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11" office:value-type="time" office:time-value="PT22H42M48.778612972S" calcext:value-type="time">
            <text:p>22:42:48</text:p>
          </table:table-cell>
          <table:table-cell table:style-name="ce12" table:formula="of:=[.D143]-[.C143]" office:value-type="time" office:time-value="PT02H17M23.176424391S" calcext:value-type="time">
            <text:p>02:17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6H07M41.74908306S" calcext:value-type="time">
            <text:p>06:07:41</text:p>
          </table:table-cell>
          <table:table-cell table:style-name="ce11" office:value-type="time" office:time-value="PT06H38M00.549694979S" calcext:value-type="time">
            <text:p>06:38:00</text:p>
          </table:table-cell>
          <table:table-cell table:style-name="ce12" table:formula="of:=[.D144]-[.C144]" office:value-type="time" office:time-value="PT00H30M18.800611919S" calcext:value-type="time">
            <text:p>00:30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8H44M37.827308658S" calcext:value-type="time">
            <text:p>08:44:37</text:p>
          </table:table-cell>
          <table:table-cell table:style-name="ce11" office:value-type="time" office:time-value="PT09H17M44.39796622S" calcext:value-type="time">
            <text:p>09:17:44</text:p>
          </table:table-cell>
          <table:table-cell table:style-name="ce12" table:formula="of:=[.D145]-[.C145]" office:value-type="time" office:time-value="PT00H33M06.570657562S" calcext:value-type="time">
            <text:p>00:33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19H20M49.294062627S" calcext:value-type="time">
            <text:p>19:20:49</text:p>
          </table:table-cell>
          <table:table-cell table:style-name="ce11" office:value-type="time" office:time-value="PT21H12M17.392497422S" calcext:value-type="time">
            <text:p>21:12:17</text:p>
          </table:table-cell>
          <table:table-cell table:style-name="ce12" table:formula="of:=[.D146]-[.C146]" office:value-type="time" office:time-value="PT01H51M28.098434795S" calcext:value-type="time">
            <text:p>01:51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06H11M13.408765431S" calcext:value-type="time">
            <text:p>06:11:13</text:p>
          </table:table-cell>
          <table:table-cell table:style-name="ce11" office:value-type="time" office:time-value="PT07H07M55.168117813S" calcext:value-type="time">
            <text:p>07:07:55</text:p>
          </table:table-cell>
          <table:table-cell table:style-name="ce12" table:formula="of:=[.D147]-[.C147]" office:value-type="time" office:time-value="PT00H56M41.759352382S" calcext:value-type="time">
            <text:p>00:56:42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20H30M03.855888809S" calcext:value-type="time">
            <text:p>20:30:03</text:p>
          </table:table-cell>
          <table:table-cell table:style-name="ce11" office:value-type="time" office:time-value="PT22H29M26.327438423S" calcext:value-type="time">
            <text:p>22:29:26</text:p>
          </table:table-cell>
          <table:table-cell table:style-name="ce12" table:formula="of:=[.D148]-[.C148]" office:value-type="time" office:time-value="PT01H59M22.471549614S" calcext:value-type="time">
            <text:p>01:59:2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06H06M34.800298S" calcext:value-type="time">
            <text:p>06:06:34</text:p>
          </table:table-cell>
          <table:table-cell table:style-name="ce11" office:value-type="time" office:time-value="PT07H06M39.1239092S" calcext:value-type="time">
            <text:p>07:06:39</text:p>
          </table:table-cell>
          <table:table-cell table:style-name="ce12" table:formula="of:=[.D149]-[.C149]" office:value-type="time" office:time-value="PT01H00M04.323611S" calcext:value-type="time">
            <text:p>01:00:04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20H07M14.520749317S" calcext:value-type="time">
            <text:p>20:07:14</text:p>
          </table:table-cell>
          <table:table-cell table:style-name="ce11" office:value-type="time" office:time-value="PT22H32M22.846353505S" calcext:value-type="time">
            <text:p>22:32:22</text:p>
          </table:table-cell>
          <table:table-cell table:style-name="ce12" table:formula="of:=[.D150]-[.C150]" office:value-type="time" office:time-value="PT02H25M08.325604188S" calcext:value-type="time">
            <text:p>02:2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06H25M58.316655252S" calcext:value-type="time">
            <text:p>06:25:58</text:p>
          </table:table-cell>
          <table:table-cell table:style-name="ce11" office:value-type="time" office:time-value="PT06H59M37.024745306S" calcext:value-type="time">
            <text:p>06:59:37</text:p>
          </table:table-cell>
          <table:table-cell table:style-name="ce12" table:formula="of:=[.D151]-[.C151]" office:value-type="time" office:time-value="PT00H33M38.708090054S" calcext:value-type="time">
            <text:p>00:33:39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20H51M31.249406129S" calcext:value-type="time">
            <text:p>20:51:31</text:p>
          </table:table-cell>
          <table:table-cell table:style-name="ce11" office:value-type="time" office:time-value="PT22H23M31.47009626S" calcext:value-type="time">
            <text:p>22:23:31</text:p>
          </table:table-cell>
          <table:table-cell table:style-name="ce12" table:formula="of:=[.D152]-[.C152]" office:value-type="time" office:time-value="PT01H32M00.220690131S" calcext:value-type="time">
            <text:p>01:32:0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06H10M18.267622907S" calcext:value-type="time">
            <text:p>06:10:18</text:p>
          </table:table-cell>
          <table:table-cell table:style-name="ce11" office:value-type="time" office:time-value="PT07H00M13.398394596S" calcext:value-type="time">
            <text:p>07:00:13</text:p>
          </table:table-cell>
          <table:table-cell table:style-name="ce12" table:formula="of:=[.D153]-[.C153]" office:value-type="time" office:time-value="PT00H49M55.130771689S" calcext:value-type="time">
            <text:p>00:49:55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21H16M03.807586703S" calcext:value-type="time">
            <text:p>21:16:03</text:p>
          </table:table-cell>
          <table:table-cell table:style-name="ce11" office:value-type="time" office:time-value="PT21H30M03.8075867S" calcext:value-type="time">
            <text:p>21:30:03</text:p>
          </table:table-cell>
          <table:table-cell table:style-name="ce12" table:formula="of:=[.D154]-[.C154]" office:value-type="time" office:time-value="PT00H14M00S" calcext:value-type="time">
            <text:p>00:14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9" office:value-type="date" office:date-value="2022-09-23" calcext:value-type="date">
            <text:p>23/09/22</text:p>
          </table:table-cell>
          <table:table-cell table:style-name="ce11" office:value-type="time" office:time-value="PT20H31M29.15739038S" calcext:value-type="time">
            <text:p>20:31:29</text:p>
          </table:table-cell>
          <table:table-cell table:style-name="ce5"/>
          <table:table-cell table:style-name="ce12" table:formula="of:=[.D155]-[.C155]" office:value-type="time" office:time-value="-PT20H31M29.15739038S" calcext:value-type="time">
            <text:p>-20:31:2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5" table:number-columns-repeated="3"/>
          <table:table-cell table:style-name="ce12" table:formula="of:=[.D157]-[.C15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5" table:number-columns-repeated="3"/>
          <table:table-cell table:style-name="ce12" table:formula="of:=[.D158]-[.C15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5" table:number-columns-repeated="3"/>
          <table:table-cell table:style-name="ce12" table:formula="of:=[.D159]-[.C15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table:number-columns-repeated="3"/>
          <table:table-cell table:style-name="ce12" table:formula="of:=[.D160]-[.C16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style-name="ce12" table:formula="of:=[.D161]-[.C16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table:number-columns-repeated="3"/>
          <table:table-cell table:style-name="ce12" table:formula="of:=[.D162]-[.C16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table:number-columns-repeated="3"/>
          <table:table-cell table:style-name="ce12" table:formula="of:=[.D163]-[.C16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table:number-columns-repeated="3"/>
          <table:table-cell table:style-name="ce12" table:formula="of:=[.D164]-[.C16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table:number-columns-repeated="3"/>
          <table:table-cell table:style-name="ce12" table:formula="of:=[.D165]-[.C16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style-name="ce12" table:formula="of:=[.D166]-[.C16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table:number-columns-repeated="3"/>
          <table:table-cell table:style-name="ce12" table:formula="of:=[.D167]-[.C16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5" table:number-columns-repeated="3"/>
          <table:table-cell table:style-name="ce12" table:formula="of:=[.D168]-[.C16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table:number-columns-repeated="3"/>
          <table:table-cell table:style-name="ce12" table:formula="of:=[.D169]-[.C16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5" table:number-columns-repeated="3"/>
          <table:table-cell table:style-name="ce12" table:formula="of:=[.D170]-[.C17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style-name="ce12" table:formula="of:=[.D171]-[.C17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table:number-columns-repeated="3"/>
          <table:table-cell table:style-name="ce12" table:formula="of:=[.D172]-[.C17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table:number-columns-repeated="3"/>
          <table:table-cell table:style-name="ce12" table:formula="of:=[.D173]-[.C17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table:number-columns-repeated="3"/>
          <table:table-cell table:style-name="ce12" table:formula="of:=[.D174]-[.C17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table:number-columns-repeated="3"/>
          <table:table-cell table:style-name="ce12" table:formula="of:=[.D175]-[.C17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style-name="ce12" table:formula="of:=[.D176]-[.C17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23T20:31:38.873740164</dc:date>
    <meta:editing-duration>P3DT15H49M9S</meta:editing-duration>
    <meta:editing-cycles>293</meta:editing-cycles>
    <meta:generator>LibreOffice/7.3.5.2$Linux_X86_64 LibreOffice_project/30$Build-2</meta:generator>
    <meta:document-statistic meta:table-count="1" meta:cell-count="1042" meta:object-count="0"/>
  </office:meta>
</office:document-meta>
</file>